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272in"/>
    </style:style>
    <style:style style:name="co2" style:family="table-column">
      <style:table-column-properties fo:break-before="auto" style:column-width="5.9689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957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4043in" fo:break-before="auto" style:use-optimal-row-height="false"/>
    </style:style>
    <style:style style:name="ro12" style:family="table-row">
      <style:table-row-properties style:row-height="0.4866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ro14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5972in" fo:break-before="auto" style:use-optimal-row-height="false"/>
    </style:style>
    <style:style style:name="ro16" style:family="table-row">
      <style:table-row-properties style:row-height="0.1807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Licensing testcas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Gluster-lic-request with no peers</text:p>
          </table:table-cell>
          <table:table-cell office:value-type="string">
            <text:p>The command should fail since gluster-license-request needs a minimum of 2 peers</text:p>
          </table:table-cell>
          <table:table-cell table:number-columns-repeated="1022"/>
        </table:table-row>
        <table:table-row table:style-name="ro1">
          <table:table-cell office:value-type="string">
            <text:p>Gluster-lic-request with 2 peers</text:p>
          </table:table-cell>
          <table:table-cell office:value-type="string">
            <text:p>This should create license.req file with UUID, timestamp and hostname information </text:p>
          </table:table-cell>
          <table:table-cell table:number-columns-repeated="1022"/>
        </table:table-row>
        <table:table-row table:style-name="ro1">
          <table:table-cell office:value-type="string">
            <text:p>Gluster-lic-info</text:p>
          </table:table-cell>
          <table:table-cell office:value-type="string">
            <text:p>Should show the min 30 day licence information</text:p>
          </table:table-cell>
          <table:table-cell table:number-columns-repeated="1022"/>
        </table:table-row>
        <table:table-row table:style-name="ro1">
          <table:table-cell office:value-type="string">
            <text:p>Gluster-lic-sign</text:p>
          </table:table-cell>
          <table:table-cell office:value-type="string">
            <text:p>Without any parameters, the help content should be displayed</text:p>
          </table:table-cell>
          <table:table-cell table:number-columns-repeated="1022"/>
        </table:table-row>
        <table:table-row table:style-name="ro1">
          <table:table-cell office:value-type="string">
            <text:p>Gluster-lic-sign with empty license.req</text:p>
          </table:table-cell>
          <table:table-cell office:value-type="string">
            <text:p>This 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sign with just license.req</text:p>
          </table:table-cell>
          <table:table-cell office:value-type="string">
            <text:p>The script should prompt for no of days</text:p>
          </table:table-cell>
          <table:table-cell table:number-columns-repeated="1022"/>
        </table:table-row>
        <table:table-row table:style-name="ro1">
          <table:table-cell office:value-type="string">
            <text:p>Gluster-lic-sign with days as 0</text:p>
          </table:table-cell>
          <table:table-cell office:value-type="string">
            <text:p>Invalid no of days. 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sign with -ve value for no of days </text:p>
          </table:table-cell>
          <table:table-cell office:value-type="string">
            <text:p>Invalid no of days. 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sign with string value for no of days </text:p>
          </table:table-cell>
          <table:table-cell office:value-type="string">
            <text:p>Invalid no of days. 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sign for 5000 days</text:p>
          </table:table-cell>
          <table:table-cell office:value-type="string">
            <text:p>Should warn about generating license for high no of days</text:p>
          </table:table-cell>
          <table:table-cell table:number-columns-repeated="1022"/>
        </table:table-row>
        <table:table-row table:style-name="ro1">
          <table:table-cell office:value-type="string">
            <text:p>Gluster-lic-sign for 30 days</text:p>
          </table:table-cell>
          <table:table-cell office:value-type="string">
            <text:p>Fine case</text:p>
          </table:table-cell>
          <table:table-cell table:number-columns-repeated="1022"/>
        </table:table-row>
        <table:table-row table:style-name="ro1">
          <table:table-cell office:value-type="string">
            <text:p>Gluster-lic-sign request without secret keys</text:p>
          </table:table-cell>
          <table:table-cell office:value-type="string">
            <text:p>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sign request with invalid secret keys</text:p>
          </table:table-cell>
          <table:table-cell office:value-type="string">
            <text:p>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sign with valid secret keys</text:p>
          </table:table-cell>
          <table:table-cell office:value-type="string">
            <text:p>Should change the timestamp to the expiry date</text:p>
          </table:table-cell>
          <table:table-cell table:number-columns-repeated="1022"/>
        </table:table-row>
        <table:table-row table:style-name="ro1">
          <table:table-cell office:value-type="string">
            <text:p>Gluster-lic-install without parameters</text:p>
          </table:table-cell>
          <table:table-cell office:value-type="string">
            <text:p>Should show the help content</text:p>
          </table:table-cell>
          <table:table-cell table:number-columns-repeated="1022"/>
        </table:table-row>
        <table:table-row table:style-name="ro1">
          <table:table-cell office:value-type="string">
            <text:p>Gluster-lic-install with invalid license.asc</text:p>
          </table:table-cell>
          <table:table-cell office:value-type="string">
            <text:p>Should error out</text:p>
          </table:table-cell>
          <table:table-cell table:number-columns-repeated="1022"/>
        </table:table-row>
        <table:table-row table:style-name="ro1">
          <table:table-cell office:value-type="string">
            <text:p>Gluster-lic-install with valid license.asc</text:p>
          </table:table-cell>
          <table:table-cell office:value-type="string">
            <text:p>Should work for the valid no of dates</text:p>
          </table:table-cell>
          <table:table-cell table:number-columns-repeated="1022"/>
        </table:table-row>
        <table:table-row table:style-name="ro1">
          <table:table-cell office:value-type="string">
            <text:p>Gluster license expired</text:p>
          </table:table-cell>
          <table:table-cell office:value-type="string">
            <text:p>When expired, all the gluster processes should have be terminated.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luster license renewal after expiry</text:p>
          </table:table-cell>
          <table:table-cell table:style-name="ce3" office:value-type="string">
            <text:p>Generate license after expiry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Gluster license renewal before expiry</text:p>
          </table:table-cell>
          <table:table-cell table:style-name="ce3" office:value-type="string">
            <text:p>Generate license before expiry</text:p>
          </table:table-cell>
          <table:table-cell table:number-columns-repeated="1022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ce3" office:value-type="string">
            <text:p>Gluster-lic-info after the license is installed</text:p>
          </table:table-cell>
          <table:table-cell table:style-name="ce3" office:value-type="string">
            <text:p>It should correctly display the license issued time period and the for the number of nodes</text:p>
          </table:table-cell>
          <table:table-cell table:number-columns-repeated="1022"/>
        </table:table-row>
        <table:table-row table:style-name="ro6">
          <table:table-cell table:style-name="ce3" office:value-type="string">
            <text:p>Gluster-lic-info after the renewal of license</text:p>
          </table:table-cell>
          <table:table-cell table:style-name="ce3" office:value-type="string">
            <text:p>It should display the update license information</text:p>
          </table:table-cell>
          <table:table-cell table:number-columns-repeated="1022"/>
        </table:table-row>
        <table:table-row table:style-name="ro7">
          <table:table-cell table:style-name="ce3" office:value-type="string">
            <text:p>Gluster-lic-info after the license has expired</text:p>
          </table:table-cell>
          <table:table-cell table:style-name="ce3" office:value-type="string">
            <text:p>It should display the message that the license has expired</text:p>
          </table:table-cell>
          <table:table-cell table:number-columns-repeated="1022"/>
        </table:table-row>
        <table:table-row table:style-name="ro7">
          <table:table-cell table:style-name="ce3" office:value-type="string">
            <text:p>Executing gluster-lic-install multiple times</text:p>
          </table:table-cell>
          <table:table-cell table:style-name="ce3" office:value-type="string">
            <text:p>Should ask if the license.asc should be replaced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Executing gluster-lic-info after deleteing the license* files</text:p>
          </table:table-cell>
          <table:table-cell table:style-name="ce3" office:value-type="string">
            <text:p>It should still work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Adding a new peer, and taking for lesser period than earlier</text:p>
          </table:table-cell>
          <table:table-cell table:style-name="ce3" office:value-type="string">
            <text:p>The license should be installed for latest time-period and to all peers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Detaching a peer and taking license for new time period</text:p>
          </table:table-cell>
          <table:table-cell table:style-name="ce3" office:value-type="string">
            <text:p>It should still work</text:p>
          </table:table-cell>
          <table:table-cell table:number-columns-repeated="1022"/>
        </table:table-row>
        <table:table-row table:style-name="ro11">
          <table:table-cell table:style-name="ce3" office:value-type="string">
            <text:p>Executing the gluster-lic-info from all bricks of the cluster</text:p>
          </table:table-cell>
          <table:table-cell table:style-name="ce3" office:value-type="string">
            <text:p>It should display the similar correct information from all nodes</text:p>
          </table:table-cell>
          <table:table-cell table:number-columns-repeated="1022"/>
        </table:table-row>
        <table:table-row table:style-name="ro12">
          <table:table-cell table:style-name="ce3" office:value-type="string">
            <text:p>gluster-lic-request -h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3">
          <table:table-cell table:style-name="ce3" office:value-type="string">
            <text:p>gluster-lic-request --help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4">
          <table:table-cell table:style-name="ce3" office:value-type="string">
            <text:p>gluster-lic-sign -h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gluster-lic-sign --help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gluster-lic-install -h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gluster-lic-install --help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gluster-lic-sign -h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gluster-lic-sign --help</text:p>
          </table:table-cell>
          <table:table-cell table:style-name="ce3" office:value-type="string">
            <text:p>Should display the help</text:p>
          </table:table-cell>
          <table:table-cell table:number-columns-repeated="1022"/>
        </table:table-row>
        <table:table-row table:style-name="ro4">
          <table:table-cell table:style-name="Default" table:number-columns-repeated="3"/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4" table:number-rows-repeated="20">
          <table:table-cell table:number-columns-repeated="1024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4" table:number-rows-repeated="20">
          <table:table-cell table:number-columns-repeated="1024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4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04T14:18:52</dc:date>
    <meta:print-date>1969-12-31T16:00:00</meta:print-date>
    <meta:generator>LibreOffice/3.3$Unix LibreOffice_project/330m19$Build-202</meta:generator>
    <dc:creator>Ujjwala </dc:creator>
    <meta:editing-duration>PT3M</meta:editing-duration>
    <meta:editing-cycles>1</meta:editing-cycles>
    <meta:document-statistic meta:table-count="3" meta:cell-count="73" meta:object-count="0"/>
  </office:meta>
</office:document-meta>
</file>